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3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Liberation Sans Narrow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  <style:text-properties style:font-name="Liberation Sans Narrow" fo:font-size="36pt" style:font-size-asian="36pt" style:font-size-complex="36pt"/>
    </style:style>
    <style:style style:name="P8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.318cm" fo:margin-right="0cm" fo:text-indent="0cm"/>
    </style:style>
    <style:style style:name="P11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2pt" fo:font-style="normal" fo:text-shadow="none" style:font-size-asian="32pt" style:font-style-asian="normal" style:font-size-complex="32pt" style:font-style-complex="normal"/>
    </style:style>
    <style:style style:name="T4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26pt" fo:text-shadow="none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40</text:span></text:p>
            <text:p text:style-name="P1"><text:span text:style-name="T2">“</text:span><text:span text:style-name="T2">Christ High-Ascended, Now in Glory Seated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7.366cm" svg:x="1.27cm" svg:y="0.762cm">
          <draw:text-box>
            <text:p text:style-name="P4"><text:span text:style-name="T4">1. Christ high-ascended, now in glory seated,</text:span><text:span text:style-name="T4"><text:line-break/></text:span><text:span text:style-name="T4">Throned and exalted, victory completed,</text:span><text:span text:style-name="T4"><text:line-break/></text:span><text:span text:style-name="T4">Death’s dread dominion finally defeated,</text:span><text:span text:style-name="T4"><text:line-break/></text:span><text:span text:style-name="T4">We are His witness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8" draw:layer="layout" svg:width="25.908cm" svg:height="6.483cm" svg:x="1.016cm" svg:y="0.629cm">
          <draw:text-box>
            <text:p text:style-name="P7"><text:span text:style-name="T4">2. Christ from the Father ev’ry pow’r possessing,</text:span></text:p>
            <text:p text:style-name="P7"><text:span text:style-name="T4">Who on His chosen lifted hands in blessing,</text:span></text:p>
            <text:p text:style-name="P7"><text:span text:style-name="T4">Sends forth His servants, still in faith confessing,</text:span></text:p>
            <text:p text:style-name="P7"><text:span text:style-name="T4">We are His witness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5" draw:layer="layout" svg:width="25.908cm" svg:height="6.991cm" svg:x="1.016cm" svg:y="0.629cm">
          <draw:text-box>
            <text:p text:style-name="P4"><text:span text:style-name="T4">3. Christ, who in dying won for us salvation,</text:span><text:span text:style-name="T4"><text:line-break/></text:span><text:span text:style-name="T4">Lives now the firstborn of the new creation;</text:span><text:span text:style-name="T4"><text:line-break/></text:span><text:span text:style-name="T4">To win disciples out of ev’ry nation,</text:span><text:span text:style-name="T4"><text:line-break/></text:span><text:span text:style-name="T4">We are His witness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5" draw:layer="layout" svg:width="25.908cm" svg:height="6.898cm" svg:x="1.016cm" svg:y="0.508cm">
          <draw:text-box>
            <text:p text:style-name="P9"><text:span text:style-name="T4">4. Christ in His splendor, all dominion gaining,</text:span><text:span text:style-name="T4"><text:line-break/></text:span><text:span text:style-name="T4">Christ with His people evermore remaining,</text:span><text:span text:style-name="T4"><text:line-break/></text:span><text:span text:style-name="T4">Christ to all ages gloriously reigning,</text:span><text:span text:style-name="T4"><text:line-break/></text:span><text:span text:style-name="T4">We are His witness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7" draw:text-style-name="P11" draw:layer="layout" svg:width="25.908cm" svg:height="12.988cm" svg:x="1.016cm" svg:y="0.508cm">
          <draw:text-box>
            <text:p text:style-name="P1"><text:span text:style-name="T4">5. As at His parting, joy shall banish grieving,</text:span><text:span text:style-name="T4"><text:line-break/></text:span><text:span text:style-name="T4">Faith in His presence strengthen our believing;</text:span><text:span text:style-name="T4"><text:line-break/></text:span><text:span text:style-name="T4">Filled with His Spirit, love and pow’r receiving,</text:span><text:span text:style-name="T4"><text:line-break/></text:span><text:span text:style-name="T4">We are His witnesses.</text:span></text:p>
            <text:p text:style-name="P10"><text:span text:style-name="T5"><text:line-break/></text:span><text:span text:style-name="T5"/></text:p>
            <text:p text:style-name="P10"><text:span text:style-name="T6"><text:s text:c="8"/></text:span><text:span text:style-name="T6">© 1984 Hope Publishing Co.</text:span></text:p>
            <text:p text:style-name="P10"><text:span text:style-name="T6"><text:s text:c="8"/></text:span><text:span text:style-name="T6">Used by permission:</text:span></text:p>
            <text:p text:style-name="P10"><text:span text:style-name="T6"><text:s text:c="8"/></text:span><text:span text:style-name="T6">LSB Hymn License</text:span></text:p>
            <text:p text:style-name="P10"><text:span text:style-name="T6"><text:s text:c="8"/></text:span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22:23:30.235000000</meta:creation-date>
    <dc:title>Hymn template</dc:title>
    <meta:editing-duration>PT14M51S</meta:editing-duration>
    <meta:editing-cycles>7</meta:editing-cycles>
    <meta:generator>LibreOffice/6.1.3.2$Windows_X86_64 LibreOffice_project/86daf60bf00efa86ad547e59e09d6bb77c699acb</meta:generator>
    <meta:initial-creator>Arthur Hoch</meta:initial-creator>
    <dc:date>2019-02-06T11:24:58.535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5-12T22:23:29.970000000"/>
  </office:meta>
</office:document-meta>
</file>